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Controlle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witchControl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witchControllerGui.modifyTestElement( TestElement 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witchControl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ControllerGui.SwitchControl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ControllerGui.createSwitc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witchControl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witchControl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